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1159" officeooo:paragraph-rsid="00111159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rsid="00111159" officeooo:paragraph-rsid="00111159"/>
    </style:style>
    <style:style style:name="P4" style:family="paragraph" style:parent-style-name="Preformatted_20_Text">
      <style:paragraph-properties fo:margin-top="0cm" fo:margin-bottom="0.499cm" loext:contextual-spacing="false"/>
      <style:text-properties officeooo:rsid="00142145" officeooo:paragraph-rsid="00142145"/>
    </style:style>
    <style:style style:name="P5" style:family="paragraph" style:parent-style-name="Preformatted_20_Text">
      <style:paragraph-properties fo:margin-top="0cm" fo:margin-bottom="0.499cm" loext:contextual-spacing="false"/>
      <style:text-properties officeooo:rsid="00111159" officeooo:paragraph-rsid="00111159" fo:background-color="#b2b2b2"/>
    </style:style>
    <style:style style:name="P6" style:family="paragraph" style:parent-style-name="Preformatted_20_Text">
      <style:paragraph-properties fo:margin-top="0cm" fo:margin-bottom="0.499cm" loext:contextual-spacing="false"/>
      <style:text-properties fo:background-color="#b2b2b2"/>
    </style:style>
    <style:style style:name="T1" style:family="text">
      <style:text-properties officeooo:rsid="0012298c"/>
    </style:style>
    <style:style style:name="T2" style:family="text">
      <style:text-properties officeooo:rsid="00122cc0"/>
    </style:style>
    <style:style style:name="T3" style:family="text">
      <style:text-properties officeooo:rsid="00111159"/>
    </style:style>
    <style:style style:name="T4" style:family="text">
      <style:text-properties fo:background-color="#b2b2b2" loext:char-shading-value="0"/>
    </style:style>
    <style:style style:name="T5" style:family="text">
      <style:text-properties officeooo:rsid="00111159" fo:background-color="#b2b2b2" loext:char-shading-value="0"/>
    </style:style>
    <style:style style:name="T6" style:family="text">
      <style:text-properties officeooo:rsid="00111159" fo:background-color="#b2b2b2" loext:char-shading-value="0"/>
    </style:style>
    <style:style style:name="T7" style:family="text">
      <style:text-properties fo:background-color="#b2b2b2" loext:char-shading-value="0"/>
    </style:style>
    <style:style style:name="T8" style:family="text">
      <style:text-properties officeooo:rsid="00146a8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Instalar laravel</text:p>
      <text:p text:style-name="P6">curl -s https://getcomposer.org/installer | php</text:p>
      <text:p text:style-name="P6"><text:span text:style-name="T2">php </text:span>composer.<text:span text:style-name="T2">phar</text:span> global require "laravel/installer"</text:p>
      <text:p text:style-name="P5">echo 'export PATH="$PATH:$HOME/.config/composer/vendor/bin"' &gt;&gt; <text:span text:style-name="T1">~/</text:span>.bashrc</text:p>
      <text:p text:style-name="P4">Após, abra um novo terminal, agora os comandos dentro da pasta <text:span text:style-name="T7">~/</text:span><text:span text:style-name="T6">.config/composer/vendor/bin</text:span><text:span text:style-name="T3"> </text:span>serão reconhecidos</text:p>
      <text:p text:style-name="P1"><text:span text:style-name="T7">laravel new Pes</text:span> <text:s/><text:span text:style-name="T8"># </text:span>criar somente a primeira vez. <text:span text:style-name="T8">Já foi feito neste repositórios</text:span></text:p>
      <text:p text:style-name="P1"/>
      <text:p text:style-name="P1">Referencia</text:p>
      <text:p text:style-name="P1"/>
      <text:p text:style-name="P1"><text:a xlink:type="simple" xlink:href="https://tableless.com.br/instalando-laravel-5-2/" text:style-name="Internet_20_link" text:visited-style-name="Visited_20_Internet_20_Link">https://tableless.com.br/instalando-laravel-5-2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21:39:23.939613294</meta:creation-date>
    <dc:date>2017-04-27T20:03:55.729838745</dc:date>
    <meta:editing-duration>PT6M54S</meta:editing-duration>
    <meta:editing-cycles>5</meta:editing-cycles>
    <meta:generator>LibreOffice/5.2.6.2$Linux_X86_64 LibreOffice_project/20m0$Build-2</meta:generator>
    <meta:document-statistic meta:table-count="0" meta:image-count="0" meta:object-count="0" meta:page-count="1" meta:paragraph-count="8" meta:word-count="47" meta:character-count="437" meta:non-whitespace-character-count="397"/>
  </office:meta>
</office:document-meta>
</file>